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87cm"/>
    </style:style>
    <style:style style:name="Tabela1.B" style:family="table-column">
      <style:table-column-properties style:column-width="7.389cm"/>
    </style:style>
    <style:style style:name="Tabela1.C" style:family="table-column">
      <style:table-column-properties style:column-width="5.92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531cm"/>
    </style:style>
    <style:style style:name="Tabela2.B" style:family="table-column">
      <style:table-column-properties style:column-width="6.639cm"/>
    </style:style>
    <style:style style:name="Tabela2.C" style:family="table-column">
      <style:table-column-properties style:column-width="5.8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05cm"/>
    </style:style>
    <style:style style:name="Tabela3.B" style:family="table-column">
      <style:table-column-properties style:column-width="5.165cm"/>
    </style:style>
    <style:style style:name="Tabela3.C" style:family="table-column">
      <style:table-column-properties style:column-width="6.786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59f87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left="0.079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Arial1" fo:font-size="12pt" fo:letter-spacing="normal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.185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Arial1" fo:font-size="12pt" fo:letter-spacing="normal" fo:font-style="normal" fo:font-weight="normal" loext:padding="0cm" loext:border="non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1">
      <style:paragraph-properties fo:margin-left="0.185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text-properties officeooo:paragraph-rsid="00059f87"/>
    </style:style>
    <style:style style:name="T1" style:family="text">
      <style:text-properties officeooo:rsid="0002f278"/>
    </style:style>
    <style:style style:name="T2" style:family="text">
      <style:text-properties officeooo:rsid="00059f8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b80d" style:font-weight-asian="normal" style:font-weight-complex="normal"/>
    </style:style>
    <style:style style:name="T5" style:family="text"/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1719969" text:style-name="L1">
        <text:list-item>
          <text:p text:style-name="P3">Monte um relatório expondo:</text:p>
          <text:list>
            <text:list-item>
              <text:p text:style-name="P4">Os princípios SOLID aplicados e quais classes foram afetadas, justificando seu uso.</text:p>
            </text:list-item>
            <text:list-item>
              <text:p text:style-name="P4">As refatorações aplicadas e quais classes e/ou métodos foram afetados. Caso esteja usando um padrão de projetos, mencione qual e justifique seu uso.</text:p>
            </text:list-item>
            <text:list-item>
              <text:p text:style-name="P4">Evidências do repositório GitHub.</text:p>
              <text:p text:style-name="P4">-----------------------------------------------------------------------------------------------------------------------</text:p>
              <text:p text:style-name="P10"><text:span text:style-name="Strong_20_Emphasis"/></text:p>
            </text:list-item>
          </text:list>
        </text:list-item>
      </text:list>
      <text:p text:style-name="Text_20_body"><text:span text:style-name="Strong_20_Emphasis">Nome:</text:span> André Cararo Lowcke<text:line-break/><text:span text:style-name="Strong_20_Emphasis">Curso:</text:span> Técnico em Desenvolvimento de Sistemas<text:line-break/><text:span text:style-name="Strong_20_Emphasis">Data:</text:span> <text:span text:style-name="T1">29/05/2025</text:span></text:p>
      <text:p text:style-name="Text_20_body">Este relatório apresenta a separação de responsabilidades, refatoração do código e aplicação dos princípios SOLID na migração do sistema desktop para o sistema web, desenvolvido utilizando Java, MySQL, NetBeans e GitHub.</text:p>
      <text:h text:style-name="P1" text:outline-level="3"><text:span text:style-name="Strong_20_Emphasis"><text:span text:style-name="T2">Fluxograma do sistema:</text:span></text:span></text:h>
      <text:p text:style-name="P11"><text:span text:style-name="Strong_20_Emphasis"><text:span text:style-name="T3">Upload de arquivo → Processamento → Armazenamento → Consulta → Relatórios. 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--------------------------------------------------------------------------------------------------------------------------</text:span></text:span><text:span text:style-name="Strong_20_Emphasis"><text:span text:style-name="T4">Acima disto é oque eu trabalhei. -------------</text:span></text:span></text:p>
      <text:h text:style-name="P1" text:outline-level="3"><text:span text:style-name="Strong_20_Emphasis">Estrutura do Projeto</text:span></text:h>
      <text:p text:style-name="Text_20_body"><text:span text:style-name="Strong_20_Emphasis">Nome do Projeto:</text:span> <text:span text:style-name="T2">M2UC15</text:span></text:p>
      <text:p text:style-name="Text_20_body"><text:span text:style-name="Strong_20_Emphasis">Tecnologias utilizadas:</text:span></text:p>
      <text:list text:style-name="L2">
        <text:list-item>
          <text:p text:style-name="P5">Linguagem: Java</text:p>
        </text:list-item>
        <text:list-item>
          <text:p text:style-name="P5">Banco de Dados: MySQL</text:p>
        </text:list-item>
        <text:list-item>
          <text:p text:style-name="P5">Interface: JSP/Servlet</text:p>
        </text:list-item>
        <text:list-item>
          <text:p text:style-name="P5">Framework: JDBC</text:p>
        </text:list-item>
        <text:list-item>
          <text:p text:style-name="P5">IDE: NetBeans</text:p>
        </text:list-item>
        <text:list-item>
          <text:p text:style-name="P5">Controle de versão: GitHub</text:p>
        </text:list-item>
      </text:list>
      <text:p text:style-name="Text_20_body"><text:span text:style-name="Strong_20_Emphasis">Estrutura de pacotes:</text:span></text:p>
      <text:list text:style-name="L3">
        <text:list-item>
          <text:p text:style-name="P6"><text:span text:style-name="Source_20_Text">br.com.organizadormsg.controller</text:span> – Controladores</text:p>
        </text:list-item>
        <text:list-item>
          <text:p text:style-name="P6"><text:soft-page-break/><text:span text:style-name="Source_20_Text">br.com.organizadormsg.model</text:span> – Modelos (Entidades)</text:p>
        </text:list-item>
        <text:list-item>
          <text:p text:style-name="P6"><text:span text:style-name="Source_20_Text">br.com.organizadormsg.dao</text:span> – Acesso a dados</text:p>
        </text:list-item>
        <text:list-item>
          <text:p text:style-name="P6"><text:span text:style-name="Source_20_Text">br.com.organizadormsg.service</text:span> – Regras de negócio</text:p>
        </text:list-item>
        <text:list-item>
          <text:p text:style-name="P6"><text:span text:style-name="Source_20_Text">br.com.organizadormsg.util</text:span> – Utilitários</text:p>
        </text:list-item>
        <text:list-item>
          <text:p text:style-name="P6"><text:span text:style-name="Source_20_Text">br.com.organizadormsg.web</text:span> – Páginas JSP</text:p>
        </text:list-item>
      </text:list>
      <text:p text:style-name="Horizontal_20_Line"/>
      <text:h text:style-name="Heading_20_3" text:outline-level="3"><text:span text:style-name="Strong_20_Emphasis">4. Princípios SOLID Aplicado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Princípio</text:p>
            </table:table-cell>
            <table:table-cell table:style-name="Tabela1.A1" office:value-type="string">
              <text:p text:style-name="Table_20_Heading">Onde foi aplicado</text:p>
            </table:table-cell>
            <table:table-cell table:style-name="Tabela1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1.A1" office:value-type="string">
            <text:p text:style-name="Table_20_Contents">SRP - Single Responsibility Principle</text:p>
          </table:table-cell>
          <table:table-cell table:style-name="Tabela1.A1" office:value-type="string">
            <text:p text:style-name="Table_20_Contents">Separação entre <text:span text:style-name="Source_20_Text">UploadController</text:span>, <text:span text:style-name="Source_20_Text">MensagemService</text:span> e <text:span text:style-name="Source_20_Text">MensagemDAO</text:span>.</text:p>
          </table:table-cell>
          <table:table-cell table:style-name="Tabela1.A1" office:value-type="string">
            <text:p text:style-name="Table_20_Contents">Cada classe possui uma única responsabilidade, facilitando manutenção e testes.</text:p>
          </table:table-cell>
        </table:table-row>
        <table:table-row>
          <table:table-cell table:style-name="Tabela1.A1" office:value-type="string">
            <text:p text:style-name="Table_20_Contents">OCP - Open/Closed Principle</text:p>
          </table:table-cell>
          <table:table-cell table:style-name="Tabela1.A1" office:value-type="string">
            <text:p text:style-name="Table_20_Contents">Uso de interface <text:span text:style-name="Source_20_Text">Parser</text:span> para possíveis novos tipos de arquivos.</text:p>
          </table:table-cell>
          <table:table-cell table:style-name="Tabela1.A1" office:value-type="string">
            <text:p text:style-name="Table_20_Contents">Sistema pode ser estendido para novos formatos sem alterar classes existentes.</text:p>
          </table:table-cell>
        </table:table-row>
        <table:table-row>
          <table:table-cell table:style-name="Tabela1.A1" office:value-type="string">
            <text:p text:style-name="Table_20_Contents">LSP - Liskov Substitution Principle</text:p>
          </table:table-cell>
          <table:table-cell table:style-name="Tabela1.A1" office:value-type="string">
            <text:p text:style-name="Table_20_Contents">Interface <text:span text:style-name="Source_20_Text">MensagemRepositorio</text:span> permite troca de implementações.</text:p>
          </table:table-cell>
          <table:table-cell table:style-name="Tabela1.A1" office:value-type="string">
            <text:p text:style-name="Table_20_Contents">Possibilita substituição sem afetar o funcionamento do sistema.</text:p>
          </table:table-cell>
        </table:table-row>
        <table:table-row>
          <table:table-cell table:style-name="Tabela1.A1" office:value-type="string">
            <text:p text:style-name="Table_20_Contents">ISP - Interface Segregation Principle</text:p>
          </table:table-cell>
          <table:table-cell table:style-name="Tabela1.A1" office:value-type="string">
            <text:p text:style-name="Table_20_Contents">Criação de interfaces específicas como <text:span text:style-name="Source_20_Text">UsuarioRepositorio</text:span>.</text:p>
          </table:table-cell>
          <table:table-cell table:style-name="Tabela1.A1" office:value-type="string">
            <text:p text:style-name="Table_20_Contents">Evita que classes sejam obrigadas a implementar métodos que não utilizam.</text:p>
          </table:table-cell>
        </table:table-row>
        <table:table-row>
          <table:table-cell table:style-name="Tabela1.A1" office:value-type="string">
            <text:p text:style-name="Table_20_Contents">DIP - Dependency Inversion Principle</text:p>
          </table:table-cell>
          <table:table-cell table:style-name="Tabela1.A1" office:value-type="string">
            <text:p text:style-name="Table_20_Contents"><text:span text:style-name="Source_20_Text">MensagemService</text:span> depende de <text:span text:style-name="Source_20_Text">MensagemRepositorio</text:span> (interface).</text:p>
          </table:table-cell>
          <table:table-cell table:style-name="Tabela1.A1" office:value-type="string">
            <text:p text:style-name="Table_20_Contents">Reduz acoplamento e facilita troca de implementações e testes.</text:p>
          </table:table-cell>
        </table:table-row>
      </table:table>
      <text:p text:style-name="Horizontal_20_Line"/>
      <text:h text:style-name="Heading_20_3" text:outline-level="3"><text:span text:style-name="Strong_20_Emphasis">5. Refatorações Realizadas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lasse ou Método</text:p>
            </table:table-cell>
            <table:table-cell table:style-name="Tabela2.A1" office:value-type="string">
              <text:p text:style-name="Table_20_Heading">Refatoração Aplicada</text:p>
            </table:table-cell>
            <table:table-cell table:style-name="Tabela2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MensagemService</text:span></text:p>
          </table:table-cell>
          <table:table-cell table:style-name="Tabela2.A1" office:value-type="string">
            <text:p text:style-name="Table_20_Contents">Isolada a lógica de processamento de mensagens, separando do DAO.</text:p>
          </table:table-cell>
          <table:table-cell table:style-name="Tabela2.A1" office:value-type="string">
            <text:p text:style-name="Table_20_Contents">Facilita manutenção e testes unitários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nsagemDAO</text:span></text:p>
          </table:table-cell>
          <table:table-cell table:style-name="Tabela2.A1" office:value-type="string">
            <text:p text:style-name="Table_20_Contents">Centralizado o acesso ao banco.</text:p>
          </table:table-cell>
          <table:table-cell table:style-name="Tabela2.A1" office:value-type="string">
            <text:p text:style-name="Table_20_Contents">Aplica princípio de responsabilidade única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ploadController</text:span></text:p>
          </table:table-cell>
          <table:table-cell table:style-name="Tabela2.A1" office:value-type="string">
            <text:p text:style-name="Table_20_Contents">Isolada a função de receber arquivos.</text:p>
          </table:table-cell>
          <table:table-cell table:style-name="Tabela2.A1" office:value-type="string">
            <text:p text:style-name="Table_20_Contents">Delega responsabilidades à camada de serviç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nnectionFactory</text:span></text:p>
          </table:table-cell>
          <table:table-cell table:style-name="Tabela2.A1" office:value-type="string">
            <text:p text:style-name="Table_20_Contents">Implementado padrão Singleton.</text:p>
          </table:table-cell>
          <table:table-cell table:style-name="Tabela2.A1" office:value-type="string">
            <text:p text:style-name="Table_20_Contents">Evita múltiplas instâncias desnecessárias de conexão.</text:p>
          </table:table-cell>
        </table:table-row>
        <table:table-row>
          <table:table-cell table:style-name="Tabela2.A1" office:value-type="string">
            <text:p text:style-name="Table_20_Contents">[Outros]</text:p>
          </table:table-cell>
          <table:table-cell table:style-name="Tabela2.A1" office:value-type="string">
            <text:p text:style-name="Table_20_Contents">[Descreva]</text:p>
          </table:table-cell>
          <table:table-cell table:style-name="Tabela2.A1" office:value-type="string">
            <text:p text:style-name="Table_20_Contents">[Justifique]</text:p>
          </table:table-cell>
        </table:table-row>
      </table:table>
      <text:p text:style-name="Horizontal_20_Line"/>
      <text:h text:style-name="Heading_20_3" text:outline-level="3"><text:span text:style-name="Strong_20_Emphasis">6. Padrões de Projeto Utilizados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Padrão</text:p>
            </table:table-cell>
            <table:table-cell table:style-name="Tabela3.A1" office:value-type="string">
              <text:p text:style-name="Table_20_Heading">Onde foi aplicado</text:p>
            </table:table-cell>
            <table:table-cell table:style-name="Tabela3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3.A1" office:value-type="string">
            <text:p text:style-name="Table_20_Contents">DAO (Data Access Object)</text:p>
          </table:table-cell>
          <table:table-cell table:style-name="Tabela3.A1" office:value-type="string">
            <text:p text:style-name="Table_20_Contents"><text:span text:style-name="Source_20_Text">MensagemDAO</text:span>, <text:soft-page-break/><text:span text:style-name="Source_20_Text">UsuarioDAO</text:span></text:p>
          </table:table-cell>
          <table:table-cell table:style-name="Tabela3.A1" office:value-type="string">
            <text:p text:style-name="Table_20_Contents">Centraliza o acesso ao banco e separa <text:soft-page-break/>lógica de persistência.</text:p>
          </table:table-cell>
        </table:table-row>
        <table:table-row>
          <table:table-cell table:style-name="Tabela3.A1" office:value-type="string">
            <text:p text:style-name="Table_20_Contents">Singleton</text:p>
          </table:table-cell>
          <table:table-cell table:style-name="Tabela3.A1" office:value-type="string">
            <text:p text:style-name="Table_20_Contents"><text:span text:style-name="Source_20_Text">ConnectionFactory</text:span></text:p>
          </table:table-cell>
          <table:table-cell table:style-name="Tabela3.A1" office:value-type="string">
            <text:p text:style-name="Table_20_Contents">Garante única instância de conexão com o banco de dados.</text:p>
          </table:table-cell>
        </table:table-row>
        <table:table-row>
          <table:table-cell table:style-name="Tabela3.A1" office:value-type="string">
            <text:p text:style-name="Table_20_Contents">MVC (Model-View-Controller)</text:p>
          </table:table-cell>
          <table:table-cell table:style-name="Tabela3.A1" office:value-type="string">
            <text:p text:style-name="Table_20_Contents">Estrutura geral do projeto</text:p>
          </table:table-cell>
          <table:table-cell table:style-name="Tabela3.A1" office:value-type="string">
            <text:p text:style-name="Table_20_Contents">Mantém separação entre visualização, controle e modelo.</text:p>
          </table:table-cell>
        </table:table-row>
      </table:table>
      <text:p text:style-name="Horizontal_20_Line"/>
      <text:h text:style-name="Heading_20_3" text:outline-level="3"><text:span text:style-name="Strong_20_Emphasis">7. Evidências do Repositório GitHub</text:span></text:h>
      <text:p text:style-name="Text_20_body"><text:span text:style-name="Strong_20_Emphasis">Link do repositório:</text:span><text:line-break/>[Colar o link aqui]</text:p>
      <text:p text:style-name="Text_20_body"><text:span text:style-name="Strong_20_Emphasis">Prints ou descrição:</text:span></text:p>
      <text:list text:style-name="L4">
        <text:list-item>
          <text:p text:style-name="P7">Commit inicial com estrutura de pacotes.</text:p>
        </text:list-item>
        <text:list-item>
          <text:p text:style-name="P7">Commit de implementação das classes de modelo.</text:p>
        </text:list-item>
        <text:list-item>
          <text:p text:style-name="P7">Commit de criação das DAOs.</text:p>
        </text:list-item>
        <text:list-item>
          <text:p text:style-name="P7">Commit de implementação dos controllers.</text:p>
        </text:list-item>
        <text:list-item>
          <text:p text:style-name="P7">Commit de testes realizados no <text:span text:style-name="Source_20_Text">main</text:span>.</text:p>
        </text:list-item>
      </text:list>
      <text:p text:style-name="Text_20_body"><text:span text:style-name="Strong_20_Emphasis">Exemplo de comando git usado:</text:span></text:p>
      <text:p text:style-name="Preformatted_20_Text"><text:span text:style-name="Source_20_Text">git init <text:s/></text:span></text:p>
      <text:p text:style-name="Preformatted_20_Text"><text:span text:style-name="Source_20_Text">git add . <text:s/></text:span></text:p>
      <text:p text:style-name="Preformatted_20_Text"><text:span text:style-name="Source_20_Text">git commit -m "Versão inicial do projeto web" <text:s/></text:span></text:p>
      <text:p text:style-name="Preformatted_20_Text"><text:span text:style-name="Source_20_Text">git remote add origin [URL] <text:s/></text:span></text:p>
      <text:p text:style-name="P2"><text:span text:style-name="Source_20_Text">git push -u origin main</text:span></text:p>
      <text:p text:style-name="Horizontal_20_Line"/>
      <text:h text:style-name="Heading_20_3" text:outline-level="3"><text:span text:style-name="Strong_20_Emphasis">8. Testes realizados</text:span></text:h>
      <text:p text:style-name="Text_20_body"><text:span text:style-name="Strong_20_Emphasis">Métodos testados:</text:span></text:p>
      <text:list text:style-name="L5">
        <text:list-item>
          <text:p text:style-name="P8">Processamento de arquivos no <text:span text:style-name="Source_20_Text">MensagemService</text:span>.</text:p>
        </text:list-item>
        <text:list-item>
          <text:p text:style-name="P8">Salvamento de mensagens no <text:span text:style-name="Source_20_Text">MensagemDAO</text:span>.</text:p>
        </text:list-item>
        <text:list-item>
          <text:p text:style-name="P8">Consulta de mensagens com filtros.</text:p>
        </text:list-item>
      </text:list>
      <text:p text:style-name="Text_20_body"><text:span text:style-name="Strong_20_Emphasis">Descrição dos testes:</text:span></text:p>
      <text:list text:style-name="L6">
        <text:list-item>
          <text:p text:style-name="P9">Foi criado um método <text:span text:style-name="Source_20_Text">main()</text:span> de teste em <text:span text:style-name="Source_20_Text">MensagemService</text:span> para verificar a leitura e processamento correto de arquivos de exemplo exportados do WhatsApp.</text:p>
        </text:list-item>
        <text:list-item>
          <text:p text:style-name="P9"><text:soft-page-break/>As operações de inserção e consulta ao banco foram testadas manualmente, simulando casos comuns e casos de erro.</text:p>
        </text:list-item>
      </text:list>
      <text:p text:style-name="Horizontal_20_Line"/>
      <text:h text:style-name="Heading_20_3" text:outline-level="3"><text:span text:style-name="Strong_20_Emphasis">9. Considerações Finais</text:span></text:h>
      <text:p text:style-name="Text_20_body">Este projeto demonstrou a importância da separação de responsabilidades e da aplicação de boas práticas de programação. A refatoração e a estruturação conforme os princípios SOLID facilitaram a migração do sistema desktop para o ambiente web, promovendo maior escalabilidade e facilidade de manuten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9T03:57:18.665000000</dc:date>
    <meta:editing-duration>PT2H7M45S</meta:editing-duration>
    <meta:editing-cycles>7</meta:editing-cycles>
    <meta:generator>LibreOffice/7.4.4.2$Windows_X86_64 LibreOffice_project/85569322deea74ec9134968a29af2df5663baa21</meta:generator>
    <meta:document-statistic meta:table-count="3" meta:image-count="0" meta:object-count="0" meta:page-count="4" meta:paragraph-count="102" meta:word-count="593" meta:character-count="4448" meta:non-whitespace-character-count="3970"/>
  </office:meta>
</office:document-meta>
</file>